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rtDTD.execute( XMLConsumer consumer , ObjectModel objectModel , ExecutionContext executionContext , MacroContext macroContext , NamespacesTable namespaces , Event startEvent , Event end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rtDT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DTD.getPublic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DTD.get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DTD.StartDTD( Locator location ,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